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6.683cm" fo:min-width="37.646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start="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start="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" draw:marker-end-width="0.305cm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7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7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color="#000000" draw:marker-start="" draw:marker-end="Arrowheads_20_40" draw:marker-end-width="0.203cm" draw:fill="none" draw:textarea-vertical-align="middle" loext:decorative="false"/>
    </style:style>
    <style:style style:name="gr7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94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95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96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1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objectwithoutfill">
      <style:graphic-properties svg:stroke-color="#000000" draw:fill="none" draw:textarea-vertical-align="middle" loext:decorative="false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6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46cm" svg:height="26.933cm" svg:x="-0.046cm" svg:y="-0.0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</text:span><text:span text:style-name="T1">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9" draw:id="id9" draw:layer="layout" svg:width="5.258cm" svg:height="2.54cm" svg:x="0.443cm" svg:y="18.0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3" draw:id="id3" draw:layer="layout" svg:width="5.258cm" svg:height="2.54cm" svg:x="32.414cm" svg:y="18.0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</text:span><text:span text:style-name="T1">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</text:span><text:span text:style-name="T1">l </text:span><text:span text:style-name="T1">Addr</text:span><text:span text:style-name="T1">ess</text:span></text:p>
              <text:p text:style-name="P15"><text:span text:style-name="T4">alice</text:span><text:span text:style-name="T4">@foo</text:span><text:span text:style-name="T4">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</text:span><text:span text:style-name="T1">l </text:span><text:span text:style-name="T1">Addr</text:span><text:span text:style-name="T1">ess</text:span></text:p>
              <text:p text:style-name="P15"><text:span text:style-name="T4">bob</text:span><text:span text:style-name="T4">@bar</text:span><text:span text:style-name="T4">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</text:span><text:span text:style-name="T1">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816cm">
          <text:list text:style-name="L3">
            <text:list-header>
              <text:p text:style-name="P4"><text:span text:style-name="T1">1. </text:span><text:span text:style-name="T2">POS</text:span><text:span text:style-name="T2">T</text:span><text:span text:style-name="T1"> </text:span><text:span text:style-name="T1">mail </text:span><text:span text:style-name="T1">resou</text:span><text:span text:style-name="T1">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</text:span><text:span text:style-name="T1">holde</text:span><text:span text:style-name="T1">r </text:span><text:span text:style-name="T1">mess</text:span><text:span text:style-name="T1">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6.911cm" svg:height="1.447cm" svg:x="26.918cm" svg:y="17.234cm">
          <text:list text:style-name="L3">
            <text:list-header>
              <text:p text:style-name="P4"><text:span text:style-name="T1">6. </text:span><text:span text:style-name="T2">GET</text:span><text:span text:style-name="T1"> </text:span><text:span text:style-name="T1">place</text:span><text:span text:style-name="T1">holde</text:span><text:span text:style-name="T1">r </text:span><text:span text:style-name="T1">mess</text:span><text:span text:style-name="T1">age</text:span></text:p>
            </text:list-header>
            <text:list-item>
              <text:p text:style-name="P4"><text:span text:style-name="T1">&amp; </text:span><text:span text:style-name="T1">mail </text:span><text:span text:style-name="T1">reso</text:span><text:span text:style-name="T1">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8" draw:layer="layout" draw:type="line" svg:x1="25.198cm" svg:y1="18.896cm" svg:x2="32.414cm" svg:y2="19.955cm" draw:start-shape="id2" draw:start-glue-point="1" draw:end-shape="id3" draw:end-glue-point="6" svg:d="M25198 18896l7216 1059" svg:viewBox="0 0 7217 1060">
          <text:p/>
        </draw:connector>
        <draw:connector draw:style-name="gr20" draw:text-style-name="P18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19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2.868cm" svg:height="0.854cm" svg:x="17.875cm" svg:y="11.178cm">
          <text:list text:style-name="L3">
            <text:list-item>
              <text:p text:style-name="P9"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2.868cm" svg:height="0.854cm" svg:x="17.719cm" svg:y="5.643cm">
          <text:list text:style-name="L3">
            <text:list-header>
              <text:p text:style-name="P4"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567cm" svg:y1="19.145cm" svg:x2="25.198cm" svg:y2="18.896cm" draw:start-shape="id5" draw:start-glue-point="6" draw:end-shape="id2" draw:end-glue-point="1" svg:d="M32567 19145l-7369-249" svg:viewBox="0 0 7370 250">
          <text:p/>
        </draw:connector>
        <draw:custom-shape draw:style-name="gr27" draw:text-style-name="P22" xml:id="id4" draw:id="id4" draw:layer="layout" svg:width="1.702cm" svg:height="0.61cm" svg:x="21.862cm" svg:y="16.752cm">
          <text:list text:style-name="L3">
            <text:list-item>
              <text:p text:style-name="P2"><text:span text:style-name="T1">R</text:span><text:span text:style-name="T1">F</text:span><text:span text:style-name="T1">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2.039cm">
          <text:list text:style-name="L3">
            <text:list-item>
              <text:p text:style-name="P9"><text:span text:style-name="T1">Mail </text:span><text:span text:style-name="T1">User </text:span><text:span text:style-name="T1">Agent</text:span><text:span text:style-name="T1"><text:tab/></text:span><text:span text:style-name="T1"><text:tab/></text:span><text:span text:style-name="T1"><text:tab/></text:span><text:span text:style-name="T1">(MUA</text:span><text:span text:style-name="T1">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4" xml:id="id7" draw:id="id7" draw:layer="layout" svg:width="1.702cm" svg:height="0.61cm" svg:x="0.5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xml:id="id13" draw:id="id13" draw:layer="layout" svg:width="1.702cm" svg:height="0.61cm" svg:x="3.8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418cm" svg:y1="18.987cm" svg:x2="1.418cm" svg:y2="8.345cm" draw:start-shape="id6" draw:start-glue-point="0" draw:end-shape="id7" draw:end-glue-point="2" svg:d="M1418 18987v-10642" svg:viewBox="0 0 1 10643">
          <text:p/>
        </draw:connector>
        <draw:custom-shape draw:style-name="gr33" draw:text-style-name="P22" xml:id="id10" draw:id="id10" draw:layer="layout" svg:width="1.702cm" svg:height="0.61cm" svg:x="25.1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7.961cm" svg:height="0.854cm" svg:x="2.114cm" svg:y="22.24cm">
          <text:list text:style-name="L3">
            <text:list-item>
              <text:p text:style-name="P25"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 </text:span><text:span text:style-name="T3">H</text:span><text:span text:style-name="T3">a</text:span><text:span text:style-name="T3">n</text:span><text:span text:style-name="T3">dl</text:span><text:span text:style-name="T3">in</text:span><text:span text:style-name="T3">g </text:span><text:span text:style-name="T3">S</text:span><text:span text:style-name="T3">er</text:span><text:span text:style-name="T3">vi</text:span><text:span text:style-name="T3">c</text:span><text:span text:style-name="T3">e </text:span><text:span text:style-name="T3">(</text:span><text:span text:style-name="T3">M</text:span><text:span text:style-name="T3">H</text:span><text:span text:style-name="T3">S</text:span><text:span text:style-name="T3">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6" draw:layer="layout" svg:width="8.016cm" svg:height="0.854cm" svg:x="2.114cm" svg:y="23.162cm">
          <text:list text:style-name="L3">
            <text:list-item>
              <text:p text:style-name="P25"><text:span text:style-name="T3">Resource Handling </text:span><text:span text:style-name="T3">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8" draw:layer="layout" svg:width="1.713cm" svg:height="0.854cm" svg:x="12.907cm" svg:y="12.5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8" draw:layer="layout" svg:width="2.894cm" svg:height="0.854cm" svg:x="22.919cm" svg:y="12.521cm">
          <text:list text:style-name="L3">
            <text:list-header>
              <text:p text:style-name="P27"><text:span text:style-name="T1">d</text:span><text:span text:style-name="T1">e</text:span><text:span text:style-name="T1">s</text:span><text:span text:style-name="T1">ti</text:span><text:span text:style-name="T1">n</text:span><text:span text:style-name="T1">a</text:span><text:span text:style-name="T1">ti</text:span><text:span text:style-name="T1">o</text:span><text:span text:style-name="T1">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</text:span><text:span text:style-name="T1">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572cm" svg:y1="19.143cm" svg:x2="12.961cm" svg:y2="18.896cm" draw:start-shape="id8" draw:start-glue-point="11" draw:end-shape="id1" draw:end-glue-point="3" svg:d="M5572 19143l7389-247" svg:viewBox="0 0 7390 248">
          <text:p/>
        </draw:connector>
        <draw:connector draw:style-name="gr42" draw:text-style-name="P21" draw:layer="layout" draw:type="line" svg:x1="12.961cm" svg:y1="18.896cm" svg:x2="5.701cm" svg:y2="19.903cm" draw:start-shape="id1" draw:start-glue-point="3" draw:end-shape="id9" draw:end-glue-point="13" svg:d="M12961 18896l-7260 1007" svg:viewBox="0 0 7261 1008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xml:id="id11" draw:id="id11" draw:layer="layout" svg:width="0.711cm" svg:height="2.184cm" svg:x="24.001cm" svg:y="15.9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5.147cm" svg:y1="17.05cm" svg:x2="24.712cm" svg:y2="17.053cm" draw:start-shape="id10" draw:start-glue-point="3" draw:end-shape="id11" draw:end-glue-point="1" svg:d="M25147 17050l-435 3" svg:viewBox="0 0 436 4">
          <text:p/>
        </draw:connector>
        <draw:connector draw:style-name="gr47" draw:text-style-name="P21" draw:layer="layout" draw:type="line" svg:x1="24.001cm" svg:y1="17.053cm" svg:x2="23.564cm" svg:y2="17.057cm" draw:start-shape="id11" draw:start-glue-point="3" draw:end-shape="id4" draw:end-glue-point="1" svg:d="M24001 17053l-437 4" svg:viewBox="0 0 438 5">
          <text:p/>
        </draw:connector>
        <draw:custom-shape draw:style-name="gr48" draw:text-style-name="P31" xml:id="id12" draw:id="id12" draw:layer="layout" svg:width="0.711cm" svg:height="2.184cm" svg:x="2.676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1" draw:layer="layout" draw:type="line" svg:x1="2.269cm" svg:y1="8.04cm" svg:x2="2.676cm" svg:y2="8.038cm" draw:start-shape="id7" draw:start-glue-point="1" draw:end-shape="id12" draw:end-glue-point="3" svg:d="M2269 8040l407-2" svg:viewBox="0 0 408 3">
          <text:p/>
        </draw:connector>
        <draw:connector draw:style-name="gr50" draw:text-style-name="P21" draw:layer="layout" draw:type="line" svg:x1="3.387cm" svg:y1="8.038cm" svg:x2="3.822cm" svg:y2="8.026cm" draw:start-shape="id12" draw:start-glue-point="1" draw:end-shape="id13" draw:end-glue-point="3" svg:d="M3387 8038l435-12" svg:viewBox="0 0 436 13">
          <text:p/>
        </draw:connector>
        <draw:custom-shape draw:style-name="gr51" draw:text-style-name="P24" xml:id="id14" draw:id="id14" draw:layer="layout" svg:width="1.702cm" svg:height="0.61cm" svg:x="32.5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4" xml:id="id16" draw:id="id16" draw:layer="layout" svg:width="1.702cm" svg:height="0.61cm" svg:x="35.8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15" draw:id="id15" draw:layer="layout" svg:width="0.711cm" svg:height="2.184cm" svg:x="34.654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1" draw:layer="layout" draw:type="line" svg:x1="34.247cm" svg:y1="8.04cm" svg:x2="34.654cm" svg:y2="8.038cm" draw:start-shape="id14" draw:start-glue-point="1" draw:end-shape="id15" draw:end-glue-point="3" svg:d="M34247 8040l407-2" svg:viewBox="0 0 408 3">
          <text:p/>
        </draw:connector>
        <draw:connector draw:style-name="gr55" draw:text-style-name="P21" draw:layer="layout" draw:type="line" svg:x1="35.365cm" svg:y1="8.038cm" svg:x2="35.811cm" svg:y2="8.026cm" draw:start-shape="id15" draw:start-glue-point="1" draw:end-shape="id16" draw:end-glue-point="3" svg:d="M35365 8038l446-12" svg:viewBox="0 0 447 13">
          <text:p/>
        </draw:connector>
        <draw:connector draw:style-name="gr42" draw:text-style-name="P21" draw:layer="layout" draw:type="line" svg:x1="5.524cm" svg:y1="8.026cm" svg:x2="32.545cm" svg:y2="8.04cm" draw:start-shape="id13" draw:start-glue-point="1" draw:end-shape="id14" draw:end-glue-point="3" svg:d="M5524 8026l27021 14" svg:viewBox="0 0 27022 15">
          <text:p/>
        </draw:connector>
        <draw:custom-shape draw:style-name="gr56" draw:text-style-name="P32" xml:id="id6" draw:id="id6" draw:layer="layout" svg:width="1.702cm" svg:height="0.61cm" svg:x="0.567cm" svg:y="18.9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xml:id="id8" draw:id="id8" draw:layer="layout" svg:width="1.702cm" svg:height="0.61cm" svg:x="3.873cm" svg:y="18.9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662cm" svg:y1="8.331cm" svg:x2="26.849cm" svg:y2="17.05cm" draw:start-shape="id16" draw:start-glue-point="2" draw:end-shape="id10" draw:end-glue-point="1" svg:d="M36662 8331v8719h-9813" svg:viewBox="0 0 9814 8720">
          <text:p/>
        </draw:connector>
        <draw:custom-shape draw:style-name="gr58" draw:text-style-name="P32" xml:id="id5" draw:id="id5" draw:layer="layout" svg:width="1.702cm" svg:height="0.61cm" svg:x="32.567cm" svg:y="18.9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0.548cm" svg:height="0.854cm" svg:x="14.966cm" svg:y="21.3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5" draw:layer="layout" svg:width="6.446cm" svg:height="0.854cm" svg:x="2.151cm" svg:y="25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5" draw:layer="layout" svg:width="7.106cm" svg:height="0.854cm" svg:x="2.166cm" svg:y="25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5" draw:layer="layout" svg:width="6.75cm" svg:height="0.854cm" svg:x="2.166cm" svg:y="24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3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10" draw:layer="layout" svg:width="8.279cm" svg:height="0.854cm" svg:x="28.651cm" svg:y="23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10" draw:layer="layout" svg:width="8.143cm" svg:height="0.854cm" svg:x="28.666cm" svg:y="22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33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4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6.966cm" svg:height="0.854cm" svg:x="2.114cm" svg:y="21.316cm">
          <text:list text:style-name="L3">
            <text:list-item>
              <text:p text:style-name="P25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36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6" draw:layer="layout" svg:width="6.405cm" svg:height="1.346cm" svg:x="14.33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5" draw:text-style-name="P21" draw:layer="layout" draw:type="line" svg:x1="24.356cm" svg:y1="18.145cm" svg:x2="24.347cm" svg:y2="18.591cm" draw:start-shape="id11" draw:start-glue-point="2" draw:end-shape="id2" draw:end-glue-point="0" svg:d="M24356 18145l-9 446" svg:viewBox="0 0 10 447">
          <text:p/>
        </draw:connector>
      </draw:page>
      <draw:page draw:name="page2" draw:style-name="dp1" draw:master-page-name="Default">
        <draw:custom-shape draw:style-name="gr76" draw:text-style-name="P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3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3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0" draw:layer="layout" svg:width="5.815cm" svg:height="1.447cm" svg:x="1.655cm" svg:y="11.2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xml:id="id17" draw:id="id17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2">POST</text:span><text:span text:style-name="T1"> </text:span><text:span text:style-name="T5">challenge</text:span></text:p>
            </text:list-header>
            <text:list-item>
              <text:p text:style-name="P4"><text:span text:style-name="T2">return</text:span></text:p>
            </text:list-item>
            <text:list-item>
              <text:p text:style-name="P4"><text:span text:style-name="T2">permission ticket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1">6. </text:span><text:span text:style-name="T2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2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14" xml:id="id18" draw:id="id18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8" draw:layer="layout" draw:type="line" svg:x1="14.563cm" svg:y1="16.044cm" svg:x2="22.996cm" svg:y2="16.353cm" draw:start-shape="id17" draw:start-glue-point="9" draw:end-shape="id18" draw:end-glue-point="5" svg:d="M14563 16044l8433 309" svg:viewBox="0 0 8434 310">
          <text:p/>
        </draw:connector>
        <draw:connector draw:style-name="gr94" draw:text-style-name="P18" draw:layer="layout" draw:type="line" svg:x1="24.698cm" svg:y1="16.196cm" svg:x2="31.867cm" svg:y2="16.344cm" draw:start-shape="id18" draw:start-glue-point="1" draw:end-shape="id19" draw:end-glue-point="7" svg:d="M24698 16196l7169 148" svg:viewBox="0 0 7170 149">
          <text:p/>
        </draw:connector>
        <draw:connector draw:style-name="gr95" draw:text-style-name="P18" draw:layer="layout" draw:type="line" svg:x1="21.362cm" svg:y1="14.357cm" svg:x2="14.563cm" svg:y2="16.044cm" draw:start-shape="id20" draw:start-glue-point="3" draw:end-shape="id17" draw:end-glue-point="9" svg:d="M21362 14357l-6799 1687" svg:viewBox="0 0 6800 1688">
          <text:p/>
        </draw:connector>
        <draw:custom-shape draw:style-name="gr96" draw:text-style-name="P3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6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1" draw:text-style-name="P21" draw:layer="layout" draw:type="line" svg:x1="31.867cm" svg:y1="16.045cm" svg:x2="24.698cm" svg:y2="16.196cm" draw:start-shape="id19" draw:start-glue-point="6" draw:end-shape="id18" draw:end-glue-point="1" svg:d="M31867 16045l-7169 151" svg:viewBox="0 0 7170 152">
          <text:p/>
        </draw:connector>
        <draw:custom-shape draw:style-name="gr102" draw:text-style-name="P22" xml:id="id20" draw:id="id20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4" xml:id="id22" draw:id="id22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xml:id="id27" draw:id="id27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21" draw:layer="layout" draw:type="line" svg:x1="1.518cm" svg:y1="15.887cm" svg:x2="1.518cm" svg:y2="7.445cm" draw:start-shape="id21" draw:start-glue-point="0" draw:end-shape="id22" draw:end-glue-point="2" svg:d="M1518 15887v-8442" svg:viewBox="0 0 1 8443">
          <text:p/>
        </draw:connector>
        <draw:custom-shape draw:style-name="gr108" draw:text-style-name="P22" xml:id="id24" draw:id="id24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6" draw:layer="layout" svg:width="7.961cm" svg:height="0.854cm" svg:x="1.914cm" svg:y="19.2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26" draw:layer="layout" svg:width="8.016cm" svg:height="0.854cm" svg:x="1.914cm" svg:y="20.1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8" draw:layer="layout" svg:width="1.713cm" svg:height="0.854cm" svg:x="12.807cm" svg:y="9.8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28" draw:layer="layout" svg:width="2.894cm" svg:height="0.854cm" svg:x="22.419cm" svg:y="9.8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4" draw:text-style-name="P21" draw:layer="layout" draw:type="line" svg:x1="5.672cm" svg:y1="16.043cm" svg:x2="12.861cm" svg:y2="16.196cm" draw:start-shape="id23" draw:start-glue-point="11" draw:end-shape="id17" draw:end-glue-point="3" svg:d="M5672 16043l7189 153" svg:viewBox="0 0 7190 154">
          <text:p/>
        </draw:connector>
        <draw:connector draw:style-name="gr115" draw:text-style-name="P21" draw:layer="layout" draw:type="line" svg:x1="12.861cm" svg:y1="16.196cm" svg:x2="5.672cm" svg:y2="16.332cm" draw:start-shape="id17" draw:start-glue-point="3" draw:end-shape="id23" draw:end-glue-point="10" svg:d="M12861 16196l-7189 136" svg:viewBox="0 0 7190 137">
          <text:p/>
        </draw:connector>
        <draw:custom-shape draw:style-name="gr116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0" xml:id="id25" draw:id="id25" draw:layer="layout" svg:width="0.711cm" svg:height="2.184cm" svg:x="23.501cm" svg:y="13.2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24.647cm" svg:y1="14.365cm" svg:x2="24.212cm" svg:y2="14.353cm" draw:start-shape="id24" draw:start-glue-point="3" draw:end-shape="id25" draw:end-glue-point="1" svg:d="M24647 14365l-435-12" svg:viewBox="0 0 436 13">
          <text:p/>
        </draw:connector>
        <draw:connector draw:style-name="gr119" draw:text-style-name="P21" draw:layer="layout" draw:type="line" svg:x1="23.501cm" svg:y1="14.353cm" svg:x2="23.064cm" svg:y2="14.357cm" draw:start-shape="id25" draw:start-glue-point="3" draw:end-shape="id20" draw:end-glue-point="1" svg:d="M23501 14353l-437 4" svg:viewBox="0 0 438 5">
          <text:p/>
        </draw:connector>
        <draw:custom-shape draw:style-name="gr120" draw:text-style-name="P31" xml:id="id26" draw:id="id26" draw:layer="layout" svg:width="0.711cm" svg:height="2.184cm" svg:x="2.776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2.369cm" svg:y1="7.14cm" svg:x2="2.776cm" svg:y2="7.138cm" draw:start-shape="id22" draw:start-glue-point="1" draw:end-shape="id26" draw:end-glue-point="3" svg:d="M2369 7140l407-2" svg:viewBox="0 0 408 3">
          <text:p/>
        </draw:connector>
        <draw:connector draw:style-name="gr119" draw:text-style-name="P21" draw:layer="layout" draw:type="line" svg:x1="3.487cm" svg:y1="7.138cm" svg:x2="3.922cm" svg:y2="7.126cm" draw:start-shape="id26" draw:start-glue-point="1" draw:end-shape="id27" draw:end-glue-point="3" svg:d="M3487 7138l435-12" svg:viewBox="0 0 436 13">
          <text:p/>
        </draw:connector>
        <draw:custom-shape draw:style-name="gr121" draw:text-style-name="P24" xml:id="id28" draw:id="id28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xml:id="id30" draw:id="id30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1" xml:id="id29" draw:id="id29" draw:layer="layout" svg:width="0.711cm" svg:height="2.184cm" svg:x="33.954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1" draw:layer="layout" draw:type="line" svg:x1="33.547cm" svg:y1="7.14cm" svg:x2="33.954cm" svg:y2="7.138cm" draw:start-shape="id28" draw:start-glue-point="1" draw:end-shape="id29" draw:end-glue-point="3" svg:d="M33547 7140l407-2" svg:viewBox="0 0 408 3">
          <text:p/>
        </draw:connector>
        <draw:connector draw:style-name="gr119" draw:text-style-name="P21" draw:layer="layout" draw:type="line" svg:x1="34.665cm" svg:y1="7.138cm" svg:x2="35.111cm" svg:y2="7.126cm" draw:start-shape="id29" draw:start-glue-point="1" draw:end-shape="id30" draw:end-glue-point="3" svg:d="M34665 7138l446-12" svg:viewBox="0 0 447 13">
          <text:p/>
        </draw:connector>
        <draw:connector draw:style-name="gr115" draw:text-style-name="P21" draw:layer="layout" draw:type="line" svg:x1="5.624cm" svg:y1="7.126cm" svg:x2="31.845cm" svg:y2="7.14cm" draw:start-shape="id27" draw:start-glue-point="1" draw:end-shape="id28" draw:end-glue-point="3" svg:d="M5624 7126l26221 14" svg:viewBox="0 0 26222 15">
          <text:p/>
        </draw:connector>
        <draw:custom-shape draw:style-name="gr124" draw:text-style-name="P32" xml:id="id21" draw:id="id21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2" xml:id="id23" draw:id="id23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5" draw:text-style-name="P21" draw:layer="layout" svg:x1="35.962cm" svg:y1="7.431cm" svg:x2="26.349cm" svg:y2="14.365cm" draw:start-shape="id30" draw:start-glue-point="2" draw:end-shape="id24" draw:end-glue-point="1" svg:d="M35962 7431v6934h-9613" svg:viewBox="0 0 9614 6935">
          <text:p/>
        </draw:connector>
        <draw:custom-shape draw:style-name="gr126" draw:text-style-name="P32" xml:id="id19" draw:id="id19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6" draw:layer="layout" svg:width="10.548cm" svg:height="0.854cm" svg:x="13.466cm" svg:y="18.3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10" draw:layer="layout" svg:width="6.446cm" svg:height="0.854cm" svg:x="1.951cm" svg:y="22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10" draw:layer="layout" svg:width="7.106cm" svg:height="0.854cm" svg:x="1.966cm" svg:y="22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3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3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4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4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8.236cm" svg:height="0.854cm" svg:x="1.914cm" svg:y="18.316cm">
          <text:list text:style-name="L3">
            <text:list-item>
              <text:p text:style-name="P25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Arrowheads_20_40" draw:display-name="Arrowheads 40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30T19:50:11.979413876</dc:date>
    <dc:creator>Igor Zboran</dc:creator>
    <meta:editing-duration>P2DT6H49M49S</meta:editing-duration>
    <meta:editing-cycles>480</meta:editing-cycles>
    <meta:generator>LibreOffice/24.2.5.2$Linux_X86_64 LibreOffice_project/d6e8b0f3fc6e8af2b00cf4969fd0d2fa45b9a62e</meta:generator>
    <meta:document-statistic meta:object-count="150"/>
  </office:meta>
</office:document-meta>
</file>